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coonRequestContextProvider.getCurrentReques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RequestContextProvider.setProcessInfoProvider( final ProcessInfoProvider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ContextImpl.getRespon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ContextImpl.getBase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ContextImpl.getServl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ContextImpl.get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ContextImpl.isAjax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questContextImpl.RequestContextImpl( ProcessInfoProvider pro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